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ring.lastIndexOf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getBy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ri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replace( char var0 , char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getBytes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lastIndexOf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boolea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java . lang . StringBuffe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pyValueOf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lastIndex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LowerCas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mpareToIgnoreCas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Char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har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equalsIgnoreCase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ubstring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artsWith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lo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Lowe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UpperCas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index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char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getChars( int var0 , int var1 , char [ ]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indexOf( int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endsWith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index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regionMatches( int var0 , java . lang . String var1 , int var2 , int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byte [ ] var0 , int var1 , int var2 , java . lang . String var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regionMatches( boolean var0 , int var1 , java . lang . String var2 , int var3 , int var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pyValueOf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byte [ ]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char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UpperC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mpareTo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lastIndexOf( java . lang . String var0 , in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ring( char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indexOf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conc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tartsWith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in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substring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tring.valueOf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